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1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79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666666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ahom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ackground-color="#ffffff"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b2b2b2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319in" svg:height="4.2728in" svg:x="7.9476in" svg:y="0.9606in">
            <draw:object draw:notify-on-update-of-ranges="Sheet1.D5:Sheet1.D5 Sheet1.C5:Sheet1.C14 Sheet1.A5:Sheet1.A5 Sheet1.D5:Sheet1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1319in" svg:height="4.2728in" svg:x="7.9476in" svg:y="5.8862in">
            <draw:object draw:notify-on-update-of-ranges="Sheet1.D5:Sheet1.D5 Sheet1.C28:Sheet1.C37 Sheet1.A28:Sheet1.A28 Sheet1.D28:Sheet1.D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1319in" svg:height="4.2728in" svg:x="7.9476in" svg:y="10.6941in">
            <draw:object draw:notify-on-update-of-ranges="Sheet1.D5:Sheet1.D5 Sheet1.C51:Sheet1.C60 Sheet1.A51:Sheet1.A51 Sheet1.D51:Sheet1.D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1319in" svg:height="4.2728in" svg:x="7.9476in" svg:y="15.5409in">
            <draw:object draw:notify-on-update-of-ranges="Sheet1.D5:Sheet1.D5 Sheet1.C74:Sheet1.C83 Sheet1.A74:Sheet1.A74 Sheet1.D74:Sheet1.D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1319in" svg:height="4.2728in" svg:x="7.9476in" svg:y="20.3886in">
            <draw:object draw:notify-on-update-of-ranges="Sheet1.D5:Sheet1.D5 Sheet1.C97:Sheet1.C106 Sheet1.A97:Sheet1.A97 Sheet1.D97:Sheet1.D10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.1319in" svg:height="4.2728in" svg:x="17.0409in" svg:y="5.9039in">
            <draw:object draw:notify-on-update-of-ranges="Sheet1.D5:Sheet1.D5 Sheet1.C5:Sheet1.C14 Sheet1.A5:Sheet1.A5 Sheet1.D5:Sheet1.D14 Sheet1.C28:Sheet1.C37 Sheet1.A28:Sheet1.A28 Sheet1.D28:Sheet1.D3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8.1319in" svg:height="4.2728in" svg:x="17.0409in" svg:y="10.7012in">
            <draw:object draw:notify-on-update-of-ranges="Sheet1.D5:Sheet1.D5 Sheet1.C5:Sheet1.C14 Sheet1.A5:Sheet1.A5 Sheet1.D5:Sheet1.D14 Sheet1.C28:Sheet1.C37 Sheet1.A28:Sheet1.A28 Sheet1.D28:Sheet1.D37 Sheet1.C51:Sheet1.C60 Sheet1.A51:Sheet1.A51 Sheet1.D51:Sheet1.D6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8.1319in" svg:height="4.2728in" svg:x="17.0409in" svg:y="15.5594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8.1319in" svg:height="4.2728in" svg:x="17.0472in" svg:y="20.3764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9" draw:style-name="gr1" draw:text-style-name="P1" svg:width="8.1319in" svg:height="4.2728in" svg:x="7.9626in" svg:y="25.261in">
            <draw:object draw:notify-on-update-of-ranges="Sheet1.D5:Sheet1.D5 Sheet1.C117:Sheet1.C126 Sheet1.A117:Sheet1.A117 Sheet1.D117:Sheet1.D12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8.1319in" svg:height="4.2728in" svg:x="7.9626in" svg:y="29.9642in">
            <draw:object draw:notify-on-update-of-ranges="Sheet1.D5:Sheet1.D5 Sheet1.C139:Sheet1.C148 Sheet1.A139:Sheet1.A139 Sheet1.D139:Sheet1.D14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1" draw:style-name="gr1" draw:text-style-name="P1" svg:width="8.1319in" svg:height="4.2728in" svg:x="7.9626in" svg:y="34.6677in">
            <draw:object draw:notify-on-update-of-ranges="Sheet1.D5:Sheet1.D5 Sheet1.C161:Sheet1.C170 Sheet1.A161:Sheet1.A161 Sheet1.D161:Sheet1.D17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2" draw:style-name="gr1" draw:text-style-name="P1" svg:width="8.1319in" svg:height="4.2728in" svg:x="7.9626in" svg:y="39.3709in">
            <draw:object draw:notify-on-update-of-ranges="Sheet1.D5:Sheet1.D5 Sheet1.C183:Sheet1.C192 Sheet1.A183:Sheet1.A183 Sheet1.D183:Sheet1.D19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3" draw:style-name="gr1" draw:text-style-name="P1" svg:width="8.1319in" svg:height="4.2728in" svg:x="7.9626in" svg:y="44.2319in">
            <draw:object draw:notify-on-update-of-ranges="Sheet1.D5:Sheet1.D5 Sheet1.C205:Sheet1.C214 Sheet1.A205:Sheet1.A205 Sheet1.D205:Sheet1.D21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4" draw:style-name="gr1" draw:text-style-name="P1" svg:width="8.1319in" svg:height="4.2728in" svg:x="17.0472in" svg:y="44.239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 Sheet1.C139:Sheet1.C148 Sheet1.A139:Sheet1.A139 Sheet1.D139:Sheet1.D148 Sheet1.C161:Sheet1.C170 Sheet1.A161:Sheet1.A161 Sheet1.D161:Sheet1.D170 Sheet1.C183:Sheet1.C192 Sheet1.A183:Sheet1.A183 Sheet1.D183:Sheet1.D192 Sheet1.C205:Sheet1.C214 Sheet1.A205:Sheet1.A205 Sheet1.D205:Sheet1.D2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5" draw:style-name="gr1" draw:text-style-name="P1" svg:width="8.1319in" svg:height="4.2728in" svg:x="17.0472in" svg:y="39.2602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 Sheet1.C139:Sheet1.C148 Sheet1.A139:Sheet1.A139 Sheet1.D139:Sheet1.D148 Sheet1.C161:Sheet1.C170 Sheet1.A161:Sheet1.A161 Sheet1.D161:Sheet1.D170 Sheet1.C183:Sheet1.C192 Sheet1.A183:Sheet1.A183 Sheet1.D183:Sheet1.D19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8.1319in" svg:height="4.2728in" svg:x="17.0472in" svg:y="34.5571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 Sheet1.C139:Sheet1.C148 Sheet1.A139:Sheet1.A139 Sheet1.D139:Sheet1.D148 Sheet1.C161:Sheet1.C170 Sheet1.A161:Sheet1.A161 Sheet1.D161:Sheet1.D17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8.1319in" svg:height="4.2728in" svg:x="17.0472in" svg:y="29.8535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 Sheet1.C139:Sheet1.C148 Sheet1.A139:Sheet1.A139 Sheet1.D139:Sheet1.D14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8.1319in" svg:height="4.2728in" svg:x="17.0472in" svg:y="25.0972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8.1319in" svg:height="4.2728in" svg:x="7.963in" svg:y="49.0606in">
            <draw:object draw:notify-on-update-of-ranges="Sheet1.D5:Sheet1.D5 Sheet1.C227:Sheet1.C236 Sheet1.A227:Sheet1.A227 Sheet1.D227:Sheet1.D23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8.1319in" svg:height="4.2728in" svg:x="17.0472in" svg:y="49.0606in">
            <draw:object draw:notify-on-update-of-ranges="Sheet1.D5:Sheet1.D5 Sheet1.C5:Sheet1.C14 Sheet1.A5:Sheet1.A5 Sheet1.D5:Sheet1.D14 Sheet1.C28:Sheet1.C37 Sheet1.A28:Sheet1.A28 Sheet1.D28:Sheet1.D37 Sheet1.C51:Sheet1.C60 Sheet1.A51:Sheet1.A51 Sheet1.D51:Sheet1.D60 Sheet1.C74:Sheet1.C83 Sheet1.A74:Sheet1.A74 Sheet1.D74:Sheet1.D83 Sheet1.C97:Sheet1.C106 Sheet1.A97:Sheet1.A97 Sheet1.D97:Sheet1.D106 Sheet1.C117:Sheet1.C126 Sheet1.A117:Sheet1.A117 Sheet1.D117:Sheet1.D126 Sheet1.C139:Sheet1.C148 Sheet1.A139:Sheet1.A139 Sheet1.D139:Sheet1.D148 Sheet1.C161:Sheet1.C170 Sheet1.A161:Sheet1.A161 Sheet1.D161:Sheet1.D170 Sheet1.C183:Sheet1.C192 Sheet1.A183:Sheet1.A183 Sheet1.D183:Sheet1.D192 Sheet1.C205:Sheet1.C214 Sheet1.A205:Sheet1.A205 Sheet1.D205:Sheet1.D214 Sheet1.C227:Sheet1.C236 Sheet1.A227:Sheet1.A227 Sheet1.D227:Sheet1.D23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5"/>
        <table:table-column table:style-name="co2" table:number-columns-repeated="1017" table:default-cell-style-name="ce5"/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Sequential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.011506" calcext:value-type="float">
            <text:p>0.01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0.020927" calcext:value-type="float">
            <text:p>0.02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7" office:value-type="float" office:value="1000" calcext:value-type="float">
            <text:p>1000</text:p>
          </table:table-cell>
          <table:table-cell table:style-name="ce10" office:value-type="float" office:value="0.055736" calcext:value-type="float">
            <text:p>0.06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8" office:value-type="float" office:value="10000" calcext:value-type="float">
            <text:p>10000</text:p>
          </table:table-cell>
          <table:table-cell table:style-name="ce11" office:value-type="float" office:value="0.423065" calcext:value-type="float">
            <text:p>0.42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7" office:value-type="float" office:value="100000" calcext:value-type="float">
            <text:p>100000</text:p>
          </table:table-cell>
          <table:table-cell table:style-name="ce10" office:value-type="float" office:value="4.322648" calcext:value-type="float">
            <text:p>4.32</text:p>
          </table:table-cell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8" office:value-type="float" office:value="1000000" calcext:value-type="float">
            <text:p>1000000</text:p>
          </table:table-cell>
          <table:table-cell table:style-name="ce11" office:value-type="float" office:value="15.451581" calcext:value-type="float">
            <text:p>15.45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7" office:value-type="float" office:value="10000000" calcext:value-type="float">
            <text:p>10000000</text:p>
          </table:table-cell>
          <table:table-cell table:style-name="ce10" office:value-type="float" office:value="153.001741" calcext:value-type="float">
            <text:p>153.00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 office:value-type="float" office:value="100000000" calcext:value-type="float">
            <text:p>100000000</text:p>
          </table:table-cell>
          <table:table-cell table:style-name="ce12" office:value-type="float" office:value="1524.630224" calcext:value-type="float">
            <text:p>1524.63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13" office:value-type="float" office:value="15480.090172" calcext:value-type="float">
            <text:p>15480.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7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4" office:value-type="string" calcext:value-type="string">
            <text:p>Pthreads – 1</text:p>
          </table:table-cell>
          <table:table-cell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575655" calcext:value-type="float">
            <text:p>0.575655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561619" calcext:value-type="float">
            <text:p>0.561619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.706709" calcext:value-type="float">
            <text:p>0.706709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.068021" calcext:value-type="float">
            <text:p>1.068021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.458407" calcext:value-type="float">
            <text:p>4.458407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9.962834" calcext:value-type="float">
            <text:p>19.962834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147.185447" calcext:value-type="float">
            <text:p>147.185447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1425.899855" calcext:value-type="float">
            <text:p>1425.899855</text:p>
          </table:table-cell>
          <table:table-cell table:style-name="Default" table:number-columns-repeated="7"/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14219.451649" calcext:value-type="float">
            <text:p>14219.451649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2" office:value-type="string" calcext:value-type="string">
            <text:p>Pthreads – 2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746683" calcext:value-type="float">
            <text:p>0.74668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744257" calcext:value-type="float">
            <text:p>0.74425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.769043" calcext:value-type="float">
            <text:p>0.769043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.156995" calcext:value-type="float">
            <text:p>1.156995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.187064" calcext:value-type="float">
            <text:p>4.187064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7.92019" calcext:value-type="float">
            <text:p>17.92019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78.015012" calcext:value-type="float">
            <text:p>78.015012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761.776834" calcext:value-type="float">
            <text:p>761.776834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8365.487909" calcext:value-type="float">
            <text:p>8365.487909</text:p>
          </table:table-cell>
          <table:table-cell table:style-name="Default" table:number-columns-repeated="3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1" table:number-rows-repeated="3">
          <table:table-cell table:style-name="Default" table:number-columns-repeated="7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Default" table:number-columns-repeated="2"/>
          <table:table-cell/>
          <table:table-cell table:style-name="ce1" table:number-columns-repeated="3"/>
          <table:table-cell table:number-columns-repeated="1017"/>
        </table:table-row>
        <table:table-row table:style-name="ro1" table:number-rows-repeated="3">
          <table:table-cell table:style-name="Default" table:number-columns-repeated="4"/>
          <table:table-cell table:style-name="ce1" table:number-columns-repeated="3"/>
          <table:table-cell table:number-columns-repeated="101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ce2" office:value-type="string" calcext:value-type="string">
            <text:p>Pthreads – 4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.106174" calcext:value-type="float">
            <text:p>1.106174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154751" calcext:value-type="float">
            <text:p>1.154751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344171" calcext:value-type="float">
            <text:p>1.344171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.004026" calcext:value-type="float">
            <text:p>1.004026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.733635" calcext:value-type="float">
            <text:p>2.733635</text:p>
          </table:table-cell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8.505167" calcext:value-type="float">
            <text:p>18.505167</text:p>
          </table:table-cell>
          <table:table-cell table:style-name="ce1"/>
          <table:table-cell table:style-name="ce3"/>
          <table:table-cell table:style-name="ce1"/>
          <table:table-cell table:number-columns-repeated="1017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66.948728" calcext:value-type="float">
            <text:p>66.948728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609.80461" calcext:value-type="float">
            <text:p>609.80461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14" office:value-type="float" office:value="5853.74669" calcext:value-type="float">
            <text:p>5853.74669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1"/>
          <table:table-cell table:style-name="ce3"/>
          <table:table-cell table:style-name="ce1"/>
          <table:table-cell table:number-columns-repeated="1017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4" office:value-type="string" calcext:value-type="string">
            <text:p>Pthreads – 8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.633563" calcext:value-type="float">
            <text:p>1.63356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.120821" calcext:value-type="float">
            <text:p>2.12082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471041" calcext:value-type="float">
            <text:p>1.47104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.591969" calcext:value-type="float">
            <text:p>2.591969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.754888" calcext:value-type="float">
            <text:p>2.754888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7.355882" calcext:value-type="float">
            <text:p>17.35588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6.954322" calcext:value-type="float">
            <text:p>46.95432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40.786087" calcext:value-type="float">
            <text:p>340.78608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202.557772" calcext:value-type="float">
            <text:p>3202.557772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Pthreads – 16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.275769" calcext:value-type="float">
            <text:p>3.27576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.418769" calcext:value-type="float">
            <text:p>3.418769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.0249" calcext:value-type="float">
            <text:p>5.024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4.578689" calcext:value-type="float">
            <text:p>4.57868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5.498912" calcext:value-type="float">
            <text:p>5.49891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9.83286" calcext:value-type="float">
            <text:p>9.8328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4.386325" calcext:value-type="float">
            <text:p>44.386325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47.03534" calcext:value-type="float">
            <text:p>347.03534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271.70713" calcext:value-type="float">
            <text:p>3271.70713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Pthreads – 32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024974" calcext:value-type="float">
            <text:p>7.024974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.000551" calcext:value-type="float">
            <text:p>6.000551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.876738" calcext:value-type="float">
            <text:p>4.876738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4.324526" calcext:value-type="float">
            <text:p>4.324526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ce3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.470024" calcext:value-type="float">
            <text:p>7.470024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ce3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0.026188" calcext:value-type="float">
            <text:p>10.026188</text:p>
          </table:table-cell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7.984154" calcext:value-type="float">
            <text:p>47.984154</text:p>
          </table:table-cell>
          <table:table-cell table:number-columns-repeated="1020"/>
        </table:table-row>
        <table:table-row table:style-name="ro6">
          <table:table-cell table:style-name="ce3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34.622836" calcext:value-type="float">
            <text:p>334.622836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278.048968" calcext:value-type="float">
            <text:p>3278.048968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Pthreads – 64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.407167" calcext:value-type="float">
            <text:p>8.407167</text:p>
          </table:table-cell>
          <table:table-cell table:number-columns-repeated="1020"/>
        </table:table-row>
        <table:table-row table:style-name="ro6">
          <table:table-cell table:style-name="ce3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8.200649" calcext:value-type="float">
            <text:p>8.200649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.381445" calcext:value-type="float">
            <text:p>10.381445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5.658923" calcext:value-type="float">
            <text:p>5.658923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.848981" calcext:value-type="float">
            <text:p>7.848981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7.031093" calcext:value-type="float">
            <text:p>17.031093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0.814041" calcext:value-type="float">
            <text:p>40.814041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30.407481" calcext:value-type="float">
            <text:p>330.407481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203.787837" calcext:value-type="float">
            <text:p>3203.787837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Pthreads –128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.321343" calcext:value-type="float">
            <text:p>11.321343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.496452" calcext:value-type="float">
            <text:p>10.496452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2.413025" calcext:value-type="float">
            <text:p>12.413025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5.049889" calcext:value-type="float">
            <text:p>15.04988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.602417" calcext:value-type="float">
            <text:p>10.602417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5.476116" calcext:value-type="float">
            <text:p>15.476116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0.375995" calcext:value-type="float">
            <text:p>40.375995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21.91868" calcext:value-type="float">
            <text:p>321.91868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189.677579" calcext:value-type="float">
            <text:p>3189.677579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Pthreads – 256</text:p>
          </table:table-cell>
          <table:table-cell table:style-name="Default"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.175152" calcext:value-type="float">
            <text:p>15.175152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8.493922" calcext:value-type="float">
            <text:p>18.493922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0.475024" calcext:value-type="float">
            <text:p>20.475024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17.325252" calcext:value-type="float">
            <text:p>17.325252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.884899" calcext:value-type="float">
            <text:p>16.88489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9.788108" calcext:value-type="float">
            <text:p>19.788108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44.642749" calcext:value-type="float">
            <text:p>44.642749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23.470707" calcext:value-type="float">
            <text:p>323.470707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178.003115" calcext:value-type="float">
            <text:p>3178.003115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Pthreads – 512</text:p>
          </table:table-cell>
          <table:table-cell/>
          <table:table-cell table:style-name="ce6" office:value-type="string" calcext:value-type="string">
            <text:p>Vector</text:p>
          </table:table-cell>
          <table:table-cell table:style-name="ce6" office:value-type="string" calcext:value-type="string">
            <text:p>Time(ms)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.576716" calcext:value-type="float">
            <text:p>25.576716</text:p>
          </table:table-cell>
          <table:table-cell table:number-columns-repeated="1020"/>
        </table:table-row>
        <table:table-row table:style-name="ro6">
          <table:table-cell table:style-name="ce3"/>
          <table:table-cell table:style-name="Default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3.954772" calcext:value-type="float">
            <text:p>23.954772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7" office:value-type="float" office:value="1000" calcext:value-type="float">
            <text:p>1000</text:p>
          </table:table-cell>
          <table:table-cell table:style-name="ce14" office:value-type="float" office:value="30.870584" calcext:value-type="float">
            <text:p>30.870584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8.081302" calcext:value-type="float">
            <text:p>28.081302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8.160504" calcext:value-type="float">
            <text:p>28.160504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34.030084" calcext:value-type="float">
            <text:p>34.030084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" calcext:value-type="float">
            <text:p>10000000</text:p>
          </table:table-cell>
          <table:table-cell table:style-name="ce7" office:value-type="float" office:value="56.864268" calcext:value-type="float">
            <text:p>56.864268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9" office:value-type="float" office:value="100000000" calcext:value-type="float">
            <text:p>100000000</text:p>
          </table:table-cell>
          <table:table-cell table:style-name="ce9" office:value-type="float" office:value="337.034461" calcext:value-type="float">
            <text:p>337.034461</text:p>
          </table:table-cell>
          <table:table-cell table:number-columns-repeated="1020"/>
        </table:table-row>
        <table:table-row table:style-name="ro6">
          <table:table-cell table:style-name="ce1"/>
          <table:table-cell table:style-name="Default"/>
          <table:table-cell table:style-name="ce7" office:value-type="float" office:value="1000000000" calcext:value-type="float">
            <text:p>1000000000</text:p>
          </table:table-cell>
          <table:table-cell table:style-name="ce7" office:value-type="float" office:value="3190.035244" calcext:value-type="float">
            <text:p>3190.035244</text:p>
          </table:table-cell>
          <table:table-cell table:number-columns-repeated="1020"/>
        </table:table-row>
        <table:table-row table:style-name="ro1" table:number-rows-repeated="39">
          <table:table-cell table:style-name="Default" table:number-columns-repeated="4"/>
          <table:table-cell table:number-columns-repeated="1020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21:53:55.173535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u- </meta:initial-creator>
    <meta:creation-date>2014-12-23T17:54:24.334818834</meta:creation-date>
    <dc:date>2014-12-26T22:16:57.377038226</dc:date>
    <dc:creator>Maru- </dc:creator>
    <meta:editing-duration>PT18H27M52S</meta:editing-duration>
    <meta:editing-cycles>20</meta:editing-cycles>
    <meta:generator>LibreOffice/4.2.6.3$Linux_X86_64 LibreOffice_project/420m0$Build-3</meta:generator>
    <meta:document-statistic meta:table-count="1" meta:cell-count="231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448cm" svg:y="0.352cm" chart:style-name="ch2">
          <text:p>Normalize Vector - Sequential</text:p>
        </chart:title>
        <chart:legend chart:legend-position="end" svg:x="18.021cm" svg:y="5.154cm" style:legend-expansion="high" chart:style-name="ch3"/>
        <chart:plot-area chart:style-name="ch4" table:cell-range-address="Sheet1.D5:Sheet1.D14 Sheet1.C5:Sheet1.C14 Sheet1.A5:Sheet1.A5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32 PThreads</text:p>
        </chart:title>
        <chart:legend chart:legend-position="end" svg:x="17.598cm" svg:y="5.154cm" style:legend-expansion="high" chart:style-name="ch3"/>
        <chart:plot-area chart:style-name="ch4" table:cell-range-address="Sheet1.D5:Sheet1.D5 Sheet1.C139:Sheet1.D148 Sheet1.A139:Sheet1.A139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16 PThreads</text:p>
        </chart:title>
        <chart:legend chart:legend-position="end" svg:x="17.598cm" svg:y="5.154cm" style:legend-expansion="high" chart:style-name="ch3"/>
        <chart:plot-area chart:style-name="ch4" table:cell-range-address="Sheet1.D5:Sheet1.D5 Sheet1.C117:Sheet1.D126 Sheet1.A117:Sheet1.A117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527cm" svg:y="0.352cm" chart:style-name="ch2">
          <text:p>Normalize Vector - 1 PThread</text:p>
        </chart:title>
        <chart:legend chart:legend-position="end" svg:x="17.756cm" svg:y="4.932cm" style:legend-expansion="high" chart:style-name="ch3"/>
        <chart:plot-area chart:style-name="ch4" table:cell-range-address="Sheet1.D5:Sheet1.D14 Sheet1.C5:Sheet1.C14 Sheet1.A5:Sheet1.A5 Sheet1.A28:Sheet1.A28 Sheet1.D28:Sheet1.D37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2 PThreads</text:p>
        </chart:title>
        <chart:legend chart:legend-position="end" svg:x="17.756cm" svg:y="4.709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4 PThreads</text:p>
        </chart:title>
        <chart:legend chart:legend-position="end" svg:x="17.756cm" svg:y="4.487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8 PThreads</text:p>
        </chart:title>
        <chart:legend chart:legend-position="end" svg:x="17.756cm" svg:y="4.264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8" style:family="chart" style:data-style-name="N0">
      <style:chart-properties chart:symbol-type="none" chart:scale-text="true"/>
      <style:graphic-properties svg:stroke-width="0.08cm" svg:stroke-color="#aecf00" draw:fill-color="#aecf00" dr3d:edge-rounding="5%"/>
      <style:text-properties fo:font-size="6.53753662109375pt" style:font-size-asian="6.53753662109375pt" style:font-size-complex="6.53753662109375pt"/>
    </style:style>
    <style:style style:name="ch19" style:family="chart" style:data-style-name="N0">
      <style:chart-properties chart:symbol-type="none" chart:scale-text="true"/>
      <style:graphic-properties svg:stroke-width="0.08cm" svg:stroke-color="#4b1f6f" draw:fill-color="#4b1f6f" dr3d:edge-rounding="5%"/>
      <style:text-properties fo:font-size="6.53753662109375pt" style:font-size-asian="6.53753662109375pt" style:font-size-complex="6.53753662109375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128 PThreads</text:p>
        </chart:title>
        <chart:legend chart:legend-position="end" svg:x="17.518cm" svg:y="3.374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 Sheet1.A139:Sheet1.A139 Sheet1.D139:Sheet1.D148 Sheet1.A161:Sheet1.A161 Sheet1.D161:Sheet1.D170 Sheet1.A183:Sheet1.A183 Sheet1.D183:Sheet1.D192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series chart:attached-axis="primary-y" chart:style-name="ch17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series chart:attached-axis="primary-y" chart:style-name="ch18" chart:values-cell-range-address="Sheet1.D161:Sheet1.D170" chart:label-cell-address="Sheet1.A161:Sheet1.A161" chart:class="chart:scatter">
            <chart:domain table:cell-range-address="Sheet1.C161:Sheet1.C170"/>
            <chart:data-point chart:repeated="10"/>
          </chart:series>
          <chart:series chart:attached-axis="primary-y" chart:style-name="ch19" chart:values-cell-range-address="Sheet1.D183:Sheet1.D192" chart:label-cell-address="Sheet1.A183:Sheet1.A183" chart:class="chart:scatter">
            <chart:domain table:cell-range-address="Sheet1.C183:Sheet1.C192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64</text:p>
                <draw:g>
                  <svg:desc>Sheet1.A161:Sheet1.A1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128</text:p>
                <draw:g>
                  <svg:desc>Sheet1.A183:Sheet1.A1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  <table:table-cell office:value-type="float" office:value="NaN">
                <text:p>NaN</text:p>
                <draw:g>
                  <svg:desc>Sheet1.C161:Sheet1.C170</svg:desc>
                </draw:g>
              </table:table-cell>
              <table:table-cell office:value-type="float" office:value="NaN">
                <text:p>NaN</text:p>
                <draw:g>
                  <svg:desc>Sheet1.D161:Sheet1.D170</svg:desc>
                </draw:g>
              </table:table-cell>
              <table:table-cell office:value-type="float" office:value="NaN">
                <text:p>NaN</text:p>
                <draw:g>
                  <svg:desc>Sheet1.C183:Sheet1.C192</svg:desc>
                </draw:g>
              </table:table-cell>
              <table:table-cell office:value-type="float" office:value="NaN">
                <text:p>NaN</text:p>
                <draw:g>
                  <svg:desc>Sheet1.D183:Sheet1.D192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  <table:table-cell office:value-type="float" office:value="10">
                <text:p>10</text:p>
              </table:table-cell>
              <table:table-cell office:value-type="float" office:value="8.407167">
                <text:p>8.407167</text:p>
              </table:table-cell>
              <table:table-cell office:value-type="float" office:value="10">
                <text:p>10</text:p>
              </table:table-cell>
              <table:table-cell office:value-type="float" office:value="11.321343">
                <text:p>11.32134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  <table:table-cell office:value-type="float" office:value="100">
                <text:p>100</text:p>
              </table:table-cell>
              <table:table-cell office:value-type="float" office:value="8.200649">
                <text:p>8.200649</text:p>
              </table:table-cell>
              <table:table-cell office:value-type="float" office:value="100">
                <text:p>100</text:p>
              </table:table-cell>
              <table:table-cell office:value-type="float" office:value="10.496452">
                <text:p>10.49645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  <table:table-cell office:value-type="float" office:value="1000">
                <text:p>1000</text:p>
              </table:table-cell>
              <table:table-cell office:value-type="float" office:value="10.381445">
                <text:p>10.381445</text:p>
              </table:table-cell>
              <table:table-cell office:value-type="float" office:value="1000">
                <text:p>1000</text:p>
              </table:table-cell>
              <table:table-cell office:value-type="float" office:value="12.413025">
                <text:p>12.41302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  <table:table-cell office:value-type="float" office:value="10000">
                <text:p>10000</text:p>
              </table:table-cell>
              <table:table-cell office:value-type="float" office:value="5.658923">
                <text:p>5.658923</text:p>
              </table:table-cell>
              <table:table-cell office:value-type="float" office:value="10000">
                <text:p>10000</text:p>
              </table:table-cell>
              <table:table-cell office:value-type="float" office:value="15.049889">
                <text:p>15.04988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  <table:table-cell office:value-type="float" office:value="100000">
                <text:p>100000</text:p>
              </table:table-cell>
              <table:table-cell office:value-type="float" office:value="7.848981">
                <text:p>7.848981</text:p>
              </table:table-cell>
              <table:table-cell office:value-type="float" office:value="100000">
                <text:p>100000</text:p>
              </table:table-cell>
              <table:table-cell office:value-type="float" office:value="10.602417">
                <text:p>10.602417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  <table:table-cell office:value-type="float" office:value="1000000">
                <text:p>1000000</text:p>
              </table:table-cell>
              <table:table-cell office:value-type="float" office:value="17.031093">
                <text:p>17.031093</text:p>
              </table:table-cell>
              <table:table-cell office:value-type="float" office:value="1000000">
                <text:p>1000000</text:p>
              </table:table-cell>
              <table:table-cell office:value-type="float" office:value="15.476116">
                <text:p>15.476116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  <table:table-cell office:value-type="float" office:value="10000000">
                <text:p>10000000</text:p>
              </table:table-cell>
              <table:table-cell office:value-type="float" office:value="40.814041">
                <text:p>40.814041</text:p>
              </table:table-cell>
              <table:table-cell office:value-type="float" office:value="10000000">
                <text:p>10000000</text:p>
              </table:table-cell>
              <table:table-cell office:value-type="float" office:value="40.375995">
                <text:p>40.375995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  <table:table-cell office:value-type="float" office:value="100000000">
                <text:p>100000000</text:p>
              </table:table-cell>
              <table:table-cell office:value-type="float" office:value="330.407481">
                <text:p>330.407481</text:p>
              </table:table-cell>
              <table:table-cell office:value-type="float" office:value="100000000">
                <text:p>100000000</text:p>
              </table:table-cell>
              <table:table-cell office:value-type="float" office:value="321.91868">
                <text:p>321.91868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3.787837">
                <text:p>3203.7878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89.677579">
                <text:p>3189.6775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8" style:family="chart" style:data-style-name="N0">
      <style:chart-properties chart:symbol-type="none" chart:scale-text="true"/>
      <style:graphic-properties svg:stroke-width="0.08cm" svg:stroke-color="#aecf00" draw:fill-color="#aecf00" dr3d:edge-rounding="5%"/>
      <style:text-properties fo:font-size="6.53753662109375pt" style:font-size-asian="6.53753662109375pt" style:font-size-complex="6.53753662109375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64 PThreads</text:p>
        </chart:title>
        <chart:legend chart:legend-position="end" svg:x="17.598cm" svg:y="3.597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 Sheet1.A139:Sheet1.A139 Sheet1.D139:Sheet1.D148 Sheet1.A161:Sheet1.A161 Sheet1.D161:Sheet1.D170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series chart:attached-axis="primary-y" chart:style-name="ch17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series chart:attached-axis="primary-y" chart:style-name="ch18" chart:values-cell-range-address="Sheet1.D161:Sheet1.D170" chart:label-cell-address="Sheet1.A161:Sheet1.A161" chart:class="chart:scatter">
            <chart:domain table:cell-range-address="Sheet1.C161:Sheet1.C170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64</text:p>
                <draw:g>
                  <svg:desc>Sheet1.A161:Sheet1.A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  <table:table-cell office:value-type="float" office:value="NaN">
                <text:p>NaN</text:p>
                <draw:g>
                  <svg:desc>Sheet1.C161:Sheet1.C170</svg:desc>
                </draw:g>
              </table:table-cell>
              <table:table-cell office:value-type="float" office:value="NaN">
                <text:p>NaN</text:p>
                <draw:g>
                  <svg:desc>Sheet1.D161:Sheet1.D170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  <table:table-cell office:value-type="float" office:value="10">
                <text:p>10</text:p>
              </table:table-cell>
              <table:table-cell office:value-type="float" office:value="8.407167">
                <text:p>8.40716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  <table:table-cell office:value-type="float" office:value="100">
                <text:p>100</text:p>
              </table:table-cell>
              <table:table-cell office:value-type="float" office:value="8.200649">
                <text:p>8.20064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  <table:table-cell office:value-type="float" office:value="1000">
                <text:p>1000</text:p>
              </table:table-cell>
              <table:table-cell office:value-type="float" office:value="10.381445">
                <text:p>10.38144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  <table:table-cell office:value-type="float" office:value="10000">
                <text:p>10000</text:p>
              </table:table-cell>
              <table:table-cell office:value-type="float" office:value="5.658923">
                <text:p>5.658923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  <table:table-cell office:value-type="float" office:value="100000">
                <text:p>100000</text:p>
              </table:table-cell>
              <table:table-cell office:value-type="float" office:value="7.848981">
                <text:p>7.848981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  <table:table-cell office:value-type="float" office:value="1000000">
                <text:p>1000000</text:p>
              </table:table-cell>
              <table:table-cell office:value-type="float" office:value="17.031093">
                <text:p>17.031093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  <table:table-cell office:value-type="float" office:value="10000000">
                <text:p>10000000</text:p>
              </table:table-cell>
              <table:table-cell office:value-type="float" office:value="40.814041">
                <text:p>40.814041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  <table:table-cell office:value-type="float" office:value="100000000">
                <text:p>100000000</text:p>
              </table:table-cell>
              <table:table-cell office:value-type="float" office:value="330.407481">
                <text:p>330.40748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3.787837">
                <text:p>3203.78783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32 PThreads</text:p>
        </chart:title>
        <chart:legend chart:legend-position="end" svg:x="17.598cm" svg:y="3.819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 Sheet1.A139:Sheet1.A139 Sheet1.D139:Sheet1.D148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series chart:attached-axis="primary-y" chart:style-name="ch17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16 PThreads</text:p>
        </chart:title>
        <chart:legend chart:legend-position="end" svg:x="17.598cm" svg:y="4.042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527cm" svg:y="0.352cm" chart:style-name="ch2">
          <text:p>Normalize Vector - 1 PThread</text:p>
        </chart:title>
        <chart:legend chart:legend-position="end" svg:x="17.756cm" svg:y="5.154cm" style:legend-expansion="high" chart:style-name="ch3"/>
        <chart:plot-area chart:style-name="ch4" table:cell-range-address="Sheet1.D5:Sheet1.D5 Sheet1.C28:Sheet1.D37 Sheet1.A28:Sheet1.A28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c5000b" draw:fill-color="#c5000b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512 PThreads</text:p>
        </chart:title>
        <chart:legend chart:legend-position="end" svg:x="17.439cm" svg:y="5.154cm" style:legend-expansion="high" chart:style-name="ch3"/>
        <chart:plot-area chart:style-name="ch4" table:cell-range-address="Sheet1.D5:Sheet1.D5 Sheet1.C227:Sheet1.D236 Sheet1.A227:Sheet1.A227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227:Sheet1.D236" chart:label-cell-address="Sheet1.A227:Sheet1.A227" chart:class="chart:scatter">
            <chart:domain table:cell-range-address="Sheet1.C227:Sheet1.C236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512</text:p>
                <draw:g>
                  <svg:desc>Sheet1.A227:Sheet1.A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227:Sheet1.C236</svg:desc>
                </draw:g>
              </table:table-cell>
              <table:table-cell office:value-type="float" office:value="NaN">
                <text:p>NaN</text:p>
                <draw:g>
                  <svg:desc>Sheet1.D227:Sheet1.D23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5.576716">
                <text:p>25.57671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23.954772">
                <text:p>23.95477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30.870584">
                <text:p>30.870584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28.081302">
                <text:p>28.08130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28.160504">
                <text:p>28.16050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34.030084">
                <text:p>34.030084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56.864268">
                <text:p>56.864268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37.034461">
                <text:p>337.03446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190.035244">
                <text:p>3190.03524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8" style:family="chart" style:data-style-name="N0">
      <style:chart-properties chart:symbol-type="none" chart:scale-text="true"/>
      <style:graphic-properties svg:stroke-width="0.08cm" svg:stroke-color="#aecf00" draw:fill-color="#aecf00" dr3d:edge-rounding="5%"/>
      <style:text-properties fo:font-size="6.53753662109375pt" style:font-size-asian="6.53753662109375pt" style:font-size-complex="6.53753662109375pt"/>
    </style:style>
    <style:style style:name="ch19" style:family="chart" style:data-style-name="N0">
      <style:chart-properties chart:symbol-type="none" chart:scale-text="true"/>
      <style:graphic-properties svg:stroke-width="0.08cm" svg:stroke-color="#4b1f6f" draw:fill-color="#4b1f6f" dr3d:edge-rounding="5%"/>
      <style:text-properties fo:font-size="6.53753662109375pt" style:font-size-asian="6.53753662109375pt" style:font-size-complex="6.53753662109375pt"/>
    </style:style>
    <style:style style:name="ch20" style:family="chart" style:data-style-name="N0">
      <style:chart-properties chart:symbol-type="none" chart:scale-text="true"/>
      <style:graphic-properties svg:stroke-width="0.08cm" svg:stroke-color="#ff950e" draw:fill-color="#ff950e" dr3d:edge-rounding="5%"/>
      <style:text-properties fo:font-size="6.53753662109375pt" style:font-size-asian="6.53753662109375pt" style:font-size-complex="6.53753662109375pt"/>
    </style:style>
    <style:style style:name="ch21" style:family="chart" style:data-style-name="N0">
      <style:chart-properties chart:symbol-type="none" chart:scale-text="true"/>
      <style:graphic-properties svg:stroke-width="0.08cm" svg:stroke-color="#c5000b" draw:fill-color="#c5000b" dr3d:edge-rounding="5%"/>
      <style:text-properties fo:font-size="6.53753662109375pt" style:font-size-asian="6.53753662109375pt" style:font-size-complex="6.53753662109375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512 PThreads</text:p>
        </chart:title>
        <chart:legend chart:legend-position="end" svg:x="17.439cm" svg:y="2.929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 Sheet1.A139:Sheet1.A139 Sheet1.D139:Sheet1.D148 Sheet1.A161:Sheet1.A161 Sheet1.D161:Sheet1.D170 Sheet1.A183:Sheet1.A183 Sheet1.D183:Sheet1.D192 Sheet1.A205:Sheet1.A205 Sheet1.D205:Sheet1.D214 Sheet1.A227:Sheet1.A227 Sheet1.D227:Sheet1.D236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series chart:attached-axis="primary-y" chart:style-name="ch17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series chart:attached-axis="primary-y" chart:style-name="ch18" chart:values-cell-range-address="Sheet1.D161:Sheet1.D170" chart:label-cell-address="Sheet1.A161:Sheet1.A161" chart:class="chart:scatter">
            <chart:domain table:cell-range-address="Sheet1.C161:Sheet1.C170"/>
            <chart:data-point chart:repeated="10"/>
          </chart:series>
          <chart:series chart:attached-axis="primary-y" chart:style-name="ch19" chart:values-cell-range-address="Sheet1.D183:Sheet1.D192" chart:label-cell-address="Sheet1.A183:Sheet1.A183" chart:class="chart:scatter">
            <chart:domain table:cell-range-address="Sheet1.C183:Sheet1.C192"/>
            <chart:data-point chart:repeated="10"/>
          </chart:series>
          <chart:series chart:attached-axis="primary-y" chart:style-name="ch20" chart:values-cell-range-address="Sheet1.D205:Sheet1.D214" chart:label-cell-address="Sheet1.A205:Sheet1.A205" chart:class="chart:scatter">
            <chart:domain table:cell-range-address="Sheet1.C205:Sheet1.C214"/>
            <chart:data-point chart:repeated="10"/>
          </chart:series>
          <chart:series chart:attached-axis="primary-y" chart:style-name="ch21" chart:values-cell-range-address="Sheet1.D227:Sheet1.D236" chart:label-cell-address="Sheet1.A227:Sheet1.A227" chart:class="chart:scatter">
            <chart:domain table:cell-range-address="Sheet1.C227:Sheet1.C236"/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64</text:p>
                <draw:g>
                  <svg:desc>Sheet1.A161:Sheet1.A1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128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56</text:p>
                <draw:g>
                  <svg:desc>Sheet1.A205:Sheet1.A20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512</text:p>
                <draw:g>
                  <svg:desc>Sheet1.A227:Sheet1.A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  <table:table-cell office:value-type="float" office:value="NaN">
                <text:p>NaN</text:p>
                <draw:g>
                  <svg:desc>Sheet1.C161:Sheet1.C170</svg:desc>
                </draw:g>
              </table:table-cell>
              <table:table-cell office:value-type="float" office:value="NaN">
                <text:p>NaN</text:p>
                <draw:g>
                  <svg:desc>Sheet1.D161:Sheet1.D170</svg:desc>
                </draw:g>
              </table:table-cell>
              <table:table-cell office:value-type="float" office:value="NaN">
                <text:p>NaN</text:p>
                <draw:g>
                  <svg:desc>Sheet1.C183:Sheet1.C192</svg:desc>
                </draw:g>
              </table:table-cell>
              <table:table-cell office:value-type="float" office:value="NaN">
                <text:p>NaN</text:p>
                <draw:g>
                  <svg:desc>Sheet1.D183:Sheet1.D192</svg:desc>
                </draw:g>
              </table:table-cell>
              <table:table-cell office:value-type="float" office:value="NaN">
                <text:p>NaN</text:p>
                <draw:g>
                  <svg:desc>Sheet1.C205:Sheet1.C214</svg:desc>
                </draw:g>
              </table:table-cell>
              <table:table-cell office:value-type="float" office:value="NaN">
                <text:p>NaN</text:p>
                <draw:g>
                  <svg:desc>Sheet1.D205:Sheet1.D214</svg:desc>
                </draw:g>
              </table:table-cell>
              <table:table-cell office:value-type="float" office:value="NaN">
                <text:p>NaN</text:p>
                <draw:g>
                  <svg:desc>Sheet1.C227:Sheet1.C236</svg:desc>
                </draw:g>
              </table:table-cell>
              <table:table-cell office:value-type="float" office:value="NaN">
                <text:p>NaN</text:p>
                <draw:g>
                  <svg:desc>Sheet1.D227:Sheet1.D23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  <table:table-cell office:value-type="float" office:value="10">
                <text:p>10</text:p>
              </table:table-cell>
              <table:table-cell office:value-type="float" office:value="8.407167">
                <text:p>8.407167</text:p>
              </table:table-cell>
              <table:table-cell office:value-type="float" office:value="10">
                <text:p>10</text:p>
              </table:table-cell>
              <table:table-cell office:value-type="float" office:value="11.321343">
                <text:p>11.321343</text:p>
              </table:table-cell>
              <table:table-cell office:value-type="float" office:value="10">
                <text:p>10</text:p>
              </table:table-cell>
              <table:table-cell office:value-type="float" office:value="15.175152">
                <text:p>15.175152</text:p>
              </table:table-cell>
              <table:table-cell office:value-type="float" office:value="10">
                <text:p>10</text:p>
              </table:table-cell>
              <table:table-cell office:value-type="float" office:value="25.576716">
                <text:p>25.57671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  <table:table-cell office:value-type="float" office:value="100">
                <text:p>100</text:p>
              </table:table-cell>
              <table:table-cell office:value-type="float" office:value="8.200649">
                <text:p>8.200649</text:p>
              </table:table-cell>
              <table:table-cell office:value-type="float" office:value="100">
                <text:p>100</text:p>
              </table:table-cell>
              <table:table-cell office:value-type="float" office:value="10.496452">
                <text:p>10.496452</text:p>
              </table:table-cell>
              <table:table-cell office:value-type="float" office:value="100">
                <text:p>100</text:p>
              </table:table-cell>
              <table:table-cell office:value-type="float" office:value="18.493922">
                <text:p>18.493922</text:p>
              </table:table-cell>
              <table:table-cell office:value-type="float" office:value="100">
                <text:p>100</text:p>
              </table:table-cell>
              <table:table-cell office:value-type="float" office:value="23.954772">
                <text:p>23.95477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  <table:table-cell office:value-type="float" office:value="1000">
                <text:p>1000</text:p>
              </table:table-cell>
              <table:table-cell office:value-type="float" office:value="10.381445">
                <text:p>10.381445</text:p>
              </table:table-cell>
              <table:table-cell office:value-type="float" office:value="1000">
                <text:p>1000</text:p>
              </table:table-cell>
              <table:table-cell office:value-type="float" office:value="12.413025">
                <text:p>12.413025</text:p>
              </table:table-cell>
              <table:table-cell office:value-type="float" office:value="1000">
                <text:p>1000</text:p>
              </table:table-cell>
              <table:table-cell office:value-type="float" office:value="20.475024">
                <text:p>20.475024</text:p>
              </table:table-cell>
              <table:table-cell office:value-type="float" office:value="1000">
                <text:p>1000</text:p>
              </table:table-cell>
              <table:table-cell office:value-type="float" office:value="30.870584">
                <text:p>30.870584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  <table:table-cell office:value-type="float" office:value="10000">
                <text:p>10000</text:p>
              </table:table-cell>
              <table:table-cell office:value-type="float" office:value="5.658923">
                <text:p>5.658923</text:p>
              </table:table-cell>
              <table:table-cell office:value-type="float" office:value="10000">
                <text:p>10000</text:p>
              </table:table-cell>
              <table:table-cell office:value-type="float" office:value="15.049889">
                <text:p>15.049889</text:p>
              </table:table-cell>
              <table:table-cell office:value-type="float" office:value="10000">
                <text:p>10000</text:p>
              </table:table-cell>
              <table:table-cell office:value-type="float" office:value="17.325252">
                <text:p>17.325252</text:p>
              </table:table-cell>
              <table:table-cell office:value-type="float" office:value="10000">
                <text:p>10000</text:p>
              </table:table-cell>
              <table:table-cell office:value-type="float" office:value="28.081302">
                <text:p>28.08130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  <table:table-cell office:value-type="float" office:value="100000">
                <text:p>100000</text:p>
              </table:table-cell>
              <table:table-cell office:value-type="float" office:value="7.848981">
                <text:p>7.848981</text:p>
              </table:table-cell>
              <table:table-cell office:value-type="float" office:value="100000">
                <text:p>100000</text:p>
              </table:table-cell>
              <table:table-cell office:value-type="float" office:value="10.602417">
                <text:p>10.602417</text:p>
              </table:table-cell>
              <table:table-cell office:value-type="float" office:value="100000">
                <text:p>100000</text:p>
              </table:table-cell>
              <table:table-cell office:value-type="float" office:value="16.884899">
                <text:p>16.884899</text:p>
              </table:table-cell>
              <table:table-cell office:value-type="float" office:value="100000">
                <text:p>100000</text:p>
              </table:table-cell>
              <table:table-cell office:value-type="float" office:value="28.160504">
                <text:p>28.16050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  <table:table-cell office:value-type="float" office:value="1000000">
                <text:p>1000000</text:p>
              </table:table-cell>
              <table:table-cell office:value-type="float" office:value="17.031093">
                <text:p>17.031093</text:p>
              </table:table-cell>
              <table:table-cell office:value-type="float" office:value="1000000">
                <text:p>1000000</text:p>
              </table:table-cell>
              <table:table-cell office:value-type="float" office:value="15.476116">
                <text:p>15.476116</text:p>
              </table:table-cell>
              <table:table-cell office:value-type="float" office:value="1000000">
                <text:p>1000000</text:p>
              </table:table-cell>
              <table:table-cell office:value-type="float" office:value="19.788108">
                <text:p>19.788108</text:p>
              </table:table-cell>
              <table:table-cell office:value-type="float" office:value="1000000">
                <text:p>1000000</text:p>
              </table:table-cell>
              <table:table-cell office:value-type="float" office:value="34.030084">
                <text:p>34.030084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  <table:table-cell office:value-type="float" office:value="10000000">
                <text:p>10000000</text:p>
              </table:table-cell>
              <table:table-cell office:value-type="float" office:value="40.814041">
                <text:p>40.814041</text:p>
              </table:table-cell>
              <table:table-cell office:value-type="float" office:value="10000000">
                <text:p>10000000</text:p>
              </table:table-cell>
              <table:table-cell office:value-type="float" office:value="40.375995">
                <text:p>40.375995</text:p>
              </table:table-cell>
              <table:table-cell office:value-type="float" office:value="10000000">
                <text:p>10000000</text:p>
              </table:table-cell>
              <table:table-cell office:value-type="float" office:value="44.642749">
                <text:p>44.642749</text:p>
              </table:table-cell>
              <table:table-cell office:value-type="float" office:value="10000000">
                <text:p>10000000</text:p>
              </table:table-cell>
              <table:table-cell office:value-type="float" office:value="56.864268">
                <text:p>56.864268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  <table:table-cell office:value-type="float" office:value="100000000">
                <text:p>100000000</text:p>
              </table:table-cell>
              <table:table-cell office:value-type="float" office:value="330.407481">
                <text:p>330.407481</text:p>
              </table:table-cell>
              <table:table-cell office:value-type="float" office:value="100000000">
                <text:p>100000000</text:p>
              </table:table-cell>
              <table:table-cell office:value-type="float" office:value="321.91868">
                <text:p>321.91868</text:p>
              </table:table-cell>
              <table:table-cell office:value-type="float" office:value="100000000">
                <text:p>100000000</text:p>
              </table:table-cell>
              <table:table-cell office:value-type="float" office:value="323.470707">
                <text:p>323.470707</text:p>
              </table:table-cell>
              <table:table-cell office:value-type="float" office:value="100000000">
                <text:p>100000000</text:p>
              </table:table-cell>
              <table:table-cell office:value-type="float" office:value="337.034461">
                <text:p>337.03446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3.787837">
                <text:p>3203.7878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89.677579">
                <text:p>3189.67757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78.003115">
                <text:p>3178.00311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90.035244">
                <text:p>3190.0352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2 PThreads</text:p>
        </chart:title>
        <chart:legend chart:legend-position="end" svg:x="17.756cm" svg:y="5.154cm" style:legend-expansion="high" chart:style-name="ch3"/>
        <chart:plot-area chart:style-name="ch4" table:cell-range-address="Sheet1.D5:Sheet1.D5 Sheet1.C51:Sheet1.D60 Sheet1.A51:Sheet1.A51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4 PThreads</text:p>
        </chart:title>
        <chart:legend chart:legend-position="end" svg:x="17.756cm" svg:y="5.154cm" style:legend-expansion="high" chart:style-name="ch3"/>
        <chart:plot-area chart:style-name="ch4" table:cell-range-address="Sheet1.D5:Sheet1.D5 Sheet1.C74:Sheet1.D83 Sheet1.A74:Sheet1.A74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395cm" svg:y="0.352cm" chart:style-name="ch2">
          <text:p>Normalize Vector - 8 PThreads</text:p>
        </chart:title>
        <chart:legend chart:legend-position="end" svg:x="17.756cm" svg:y="5.154cm" style:legend-expansion="high" chart:style-name="ch3"/>
        <chart:plot-area chart:style-name="ch4" table:cell-range-address="Sheet1.D5:Sheet1.D5 Sheet1.C97:Sheet1.D106 Sheet1.A97:Sheet1.A97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6.53753662109375pt" style:font-size-asian="6.53753662109375pt" style:font-size-complex="6.53753662109375pt"/>
    </style:style>
    <style:style style:name="ch12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6.53753662109375pt" style:font-size-asian="6.53753662109375pt" style:font-size-complex="6.53753662109375pt"/>
    </style:style>
    <style:style style:name="ch13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6.53753662109375pt" style:font-size-asian="6.53753662109375pt" style:font-size-complex="6.53753662109375pt"/>
    </style:style>
    <style:style style:name="ch14" style:family="chart" style:data-style-name="N0">
      <style:chart-properties chart:symbol-type="none" chart:scale-text="true"/>
      <style:graphic-properties svg:stroke-width="0.08cm" svg:stroke-color="#579d1c" draw:fill-color="#579d1c" dr3d:edge-rounding="5%"/>
      <style:text-properties fo:font-size="6.53753662109375pt" style:font-size-asian="6.53753662109375pt" style:font-size-complex="6.53753662109375pt"/>
    </style:style>
    <style:style style:name="ch15" style:family="chart" style:data-style-name="N0">
      <style:chart-properties chart:symbol-type="none" chart:scale-text="true"/>
      <style:graphic-properties svg:stroke-width="0.08cm" svg:stroke-color="#7e0021" draw:fill-color="#7e0021" dr3d:edge-rounding="5%"/>
      <style:text-properties fo:font-size="6.53753662109375pt" style:font-size-asian="6.53753662109375pt" style:font-size-complex="6.53753662109375pt"/>
    </style:style>
    <style:style style:name="ch16" style:family="chart" style:data-style-name="N0">
      <style:chart-properties chart:symbol-type="none" chart:scale-text="true"/>
      <style:graphic-properties svg:stroke-width="0.08cm" svg:stroke-color="#83caff" draw:fill-color="#83caff" dr3d:edge-rounding="5%"/>
      <style:text-properties fo:font-size="6.53753662109375pt" style:font-size-asian="6.53753662109375pt" style:font-size-complex="6.53753662109375pt"/>
    </style:style>
    <style:style style:name="ch17" style:family="chart" style:data-style-name="N0">
      <style:chart-properties chart:symbol-type="none" chart:scale-text="true"/>
      <style:graphic-properties svg:stroke-width="0.08cm" svg:stroke-color="#314004" draw:fill-color="#314004" dr3d:edge-rounding="5%"/>
      <style:text-properties fo:font-size="6.53753662109375pt" style:font-size-asian="6.53753662109375pt" style:font-size-complex="6.53753662109375pt"/>
    </style:style>
    <style:style style:name="ch18" style:family="chart" style:data-style-name="N0">
      <style:chart-properties chart:symbol-type="none" chart:scale-text="true"/>
      <style:graphic-properties svg:stroke-width="0.08cm" svg:stroke-color="#aecf00" draw:fill-color="#aecf00" dr3d:edge-rounding="5%"/>
      <style:text-properties fo:font-size="6.53753662109375pt" style:font-size-asian="6.53753662109375pt" style:font-size-complex="6.53753662109375pt"/>
    </style:style>
    <style:style style:name="ch19" style:family="chart" style:data-style-name="N0">
      <style:chart-properties chart:symbol-type="none" chart:scale-text="true"/>
      <style:graphic-properties svg:stroke-width="0.08cm" svg:stroke-color="#4b1f6f" draw:fill-color="#4b1f6f" dr3d:edge-rounding="5%"/>
      <style:text-properties fo:font-size="6.53753662109375pt" style:font-size-asian="6.53753662109375pt" style:font-size-complex="6.53753662109375pt"/>
    </style:style>
    <style:style style:name="ch20" style:family="chart" style:data-style-name="N0">
      <style:chart-properties chart:symbol-type="none" chart:scale-text="true"/>
      <style:graphic-properties svg:stroke-width="0.08cm" svg:stroke-color="#ff950e" draw:fill-color="#ff950e" dr3d:edge-rounding="5%"/>
      <style:text-properties fo:font-size="6.53753662109375pt" style:font-size-asian="6.53753662109375pt" style:font-size-complex="6.53753662109375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256 PThreads</text:p>
        </chart:title>
        <chart:legend chart:legend-position="end" svg:x="17.439cm" svg:y="3.152cm" style:legend-expansion="high" chart:style-name="ch3"/>
        <chart:plot-area chart:style-name="ch4" table:cell-range-address="Sheet1.D5:Sheet1.D14 Sheet1.C5:Sheet1.C14 Sheet1.A5:Sheet1.A5 Sheet1.A28:Sheet1.A28 Sheet1.D28:Sheet1.D37 Sheet1.A51:Sheet1.A51 Sheet1.D51:Sheet1.D60 Sheet1.A74:Sheet1.A74 Sheet1.D74:Sheet1.D83 Sheet1.A97:Sheet1.A97 Sheet1.D97:Sheet1.D106 Sheet1.A117:Sheet1.A117 Sheet1.D117:Sheet1.D126 Sheet1.A139:Sheet1.A139 Sheet1.D139:Sheet1.D148 Sheet1.A161:Sheet1.A161 Sheet1.D161:Sheet1.D170 Sheet1.A183:Sheet1.A183 Sheet1.D183:Sheet1.D192 Sheet1.A205:Sheet1.A205 Sheet1.D205:Sheet1.D214" chart:data-source-has-labels="both" svg:x="0.604cm" svg:y="1.465cm" svg:width="17.559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05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5:Sheet1.D14" chart:label-cell-address="Sheet1.A5:Sheet1.A5" chart:class="chart:scatter">
            <chart:domain table:cell-range-address="Sheet1.C5:Sheet1.C14"/>
            <chart:data-point chart:repeated="10"/>
          </chart:series>
          <chart:series chart:attached-axis="primary-y" chart:style-name="ch12" chart:values-cell-range-address="Sheet1.D28:Sheet1.D37" chart:label-cell-address="Sheet1.A28:Sheet1.A28" chart:class="chart:scatter">
            <chart:domain table:cell-range-address="Sheet1.C28:Sheet1.C37"/>
            <chart:data-point chart:repeated="10"/>
          </chart:series>
          <chart:series chart:attached-axis="primary-y" chart:style-name="ch13" chart:values-cell-range-address="Sheet1.D51:Sheet1.D60" chart:label-cell-address="Sheet1.A51:Sheet1.A51" chart:class="chart:scatter">
            <chart:domain table:cell-range-address="Sheet1.C51:Sheet1.C60"/>
            <chart:data-point chart:repeated="10"/>
          </chart:series>
          <chart:series chart:attached-axis="primary-y" chart:style-name="ch14" chart:values-cell-range-address="Sheet1.D74:Sheet1.D83" chart:label-cell-address="Sheet1.A74:Sheet1.A74" chart:class="chart:scatter">
            <chart:domain table:cell-range-address="Sheet1.C74:Sheet1.C83"/>
            <chart:data-point chart:repeated="10"/>
          </chart:series>
          <chart:series chart:attached-axis="primary-y" chart:style-name="ch15" chart:values-cell-range-address="Sheet1.D97:Sheet1.D106" chart:label-cell-address="Sheet1.A97:Sheet1.A97" chart:class="chart:scatter">
            <chart:domain table:cell-range-address="Sheet1.C97:Sheet1.C106"/>
            <chart:data-point chart:repeated="10"/>
          </chart:series>
          <chart:series chart:attached-axis="primary-y" chart:style-name="ch16" chart:values-cell-range-address="Sheet1.D117:Sheet1.D126" chart:label-cell-address="Sheet1.A117:Sheet1.A117" chart:class="chart:scatter">
            <chart:domain table:cell-range-address="Sheet1.C117:Sheet1.C126"/>
            <chart:data-point chart:repeated="10"/>
          </chart:series>
          <chart:series chart:attached-axis="primary-y" chart:style-name="ch17" chart:values-cell-range-address="Sheet1.D139:Sheet1.D148" chart:label-cell-address="Sheet1.A139:Sheet1.A139" chart:class="chart:scatter">
            <chart:domain table:cell-range-address="Sheet1.C139:Sheet1.C148"/>
            <chart:data-point chart:repeated="10"/>
          </chart:series>
          <chart:series chart:attached-axis="primary-y" chart:style-name="ch18" chart:values-cell-range-address="Sheet1.D161:Sheet1.D170" chart:label-cell-address="Sheet1.A161:Sheet1.A161" chart:class="chart:scatter">
            <chart:domain table:cell-range-address="Sheet1.C161:Sheet1.C170"/>
            <chart:data-point chart:repeated="10"/>
          </chart:series>
          <chart:series chart:attached-axis="primary-y" chart:style-name="ch19" chart:values-cell-range-address="Sheet1.D183:Sheet1.D192" chart:label-cell-address="Sheet1.A183:Sheet1.A183" chart:class="chart:scatter">
            <chart:domain table:cell-range-address="Sheet1.C183:Sheet1.C192"/>
            <chart:data-point chart:repeated="10"/>
          </chart:series>
          <chart:series chart:attached-axis="primary-y" chart:style-name="ch20" chart:values-cell-range-address="Sheet1.D205:Sheet1.D214" chart:label-cell-address="Sheet1.A205:Sheet1.A205" chart:class="chart:scatter">
            <chart:domain table:cell-range-address="Sheet1.C205:Sheet1.C214"/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quential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</text:p>
                <draw:g>
                  <svg:desc>Sheet1.A28:Sheet1.A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</text:p>
                <draw:g>
                  <svg:desc>Sheet1.A51:Sheet1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4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8</text:p>
                <draw:g>
                  <svg:desc>Sheet1.A97:Sheet1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16</text:p>
                <draw:g>
                  <svg:desc>Sheet1.A117:Sheet1.A1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32</text:p>
                <draw:g>
                  <svg:desc>Sheet1.A139:Sheet1.A13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64</text:p>
                <draw:g>
                  <svg:desc>Sheet1.A161:Sheet1.A1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128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hreads – 256</text:p>
                <draw:g>
                  <svg:desc>Sheet1.A205:Sheet1.A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5:Sheet1.C14</svg:desc>
                </draw:g>
              </table:table-cell>
              <table:table-cell office:value-type="float" office:value="NaN">
                <text:p>NaN</text:p>
                <draw:g>
                  <svg:desc>Sheet1.D5:Sheet1.D14</svg:desc>
                </draw:g>
              </table:table-cell>
              <table:table-cell office:value-type="float" office:value="NaN">
                <text:p>NaN</text:p>
                <draw:g>
                  <svg:desc>Sheet1.C28:Sheet1.C37</svg:desc>
                </draw:g>
              </table:table-cell>
              <table:table-cell office:value-type="float" office:value="NaN">
                <text:p>NaN</text:p>
                <draw:g>
                  <svg:desc>Sheet1.D28:Sheet1.D37</svg:desc>
                </draw:g>
              </table:table-cell>
              <table:table-cell office:value-type="float" office:value="NaN">
                <text:p>NaN</text:p>
                <draw:g>
                  <svg:desc>Sheet1.C51:Sheet1.C60</svg:desc>
                </draw:g>
              </table:table-cell>
              <table:table-cell office:value-type="float" office:value="NaN">
                <text:p>NaN</text:p>
                <draw:g>
                  <svg:desc>Sheet1.D51:Sheet1.D60</svg:desc>
                </draw:g>
              </table:table-cell>
              <table:table-cell office:value-type="float" office:value="NaN">
                <text:p>NaN</text:p>
                <draw:g>
                  <svg:desc>Sheet1.C74:Sheet1.C83</svg:desc>
                </draw:g>
              </table:table-cell>
              <table:table-cell office:value-type="float" office:value="NaN">
                <text:p>NaN</text:p>
                <draw:g>
                  <svg:desc>Sheet1.D74:Sheet1.D83</svg:desc>
                </draw:g>
              </table:table-cell>
              <table:table-cell office:value-type="float" office:value="NaN">
                <text:p>NaN</text:p>
                <draw:g>
                  <svg:desc>Sheet1.C97:Sheet1.C106</svg:desc>
                </draw:g>
              </table:table-cell>
              <table:table-cell office:value-type="float" office:value="NaN">
                <text:p>NaN</text:p>
                <draw:g>
                  <svg:desc>Sheet1.D97:Sheet1.D106</svg:desc>
                </draw:g>
              </table:table-cell>
              <table:table-cell office:value-type="float" office:value="NaN">
                <text:p>NaN</text:p>
                <draw:g>
                  <svg:desc>Sheet1.C117:Sheet1.C126</svg:desc>
                </draw:g>
              </table:table-cell>
              <table:table-cell office:value-type="float" office:value="NaN">
                <text:p>NaN</text:p>
                <draw:g>
                  <svg:desc>Sheet1.D117:Sheet1.D126</svg:desc>
                </draw:g>
              </table:table-cell>
              <table:table-cell office:value-type="float" office:value="NaN">
                <text:p>NaN</text:p>
                <draw:g>
                  <svg:desc>Sheet1.C139:Sheet1.C148</svg:desc>
                </draw:g>
              </table:table-cell>
              <table:table-cell office:value-type="float" office:value="NaN">
                <text:p>NaN</text:p>
                <draw:g>
                  <svg:desc>Sheet1.D139:Sheet1.D148</svg:desc>
                </draw:g>
              </table:table-cell>
              <table:table-cell office:value-type="float" office:value="NaN">
                <text:p>NaN</text:p>
                <draw:g>
                  <svg:desc>Sheet1.C161:Sheet1.C170</svg:desc>
                </draw:g>
              </table:table-cell>
              <table:table-cell office:value-type="float" office:value="NaN">
                <text:p>NaN</text:p>
                <draw:g>
                  <svg:desc>Sheet1.D161:Sheet1.D170</svg:desc>
                </draw:g>
              </table:table-cell>
              <table:table-cell office:value-type="float" office:value="NaN">
                <text:p>NaN</text:p>
                <draw:g>
                  <svg:desc>Sheet1.C183:Sheet1.C192</svg:desc>
                </draw:g>
              </table:table-cell>
              <table:table-cell office:value-type="float" office:value="NaN">
                <text:p>NaN</text:p>
                <draw:g>
                  <svg:desc>Sheet1.D183:Sheet1.D192</svg:desc>
                </draw:g>
              </table:table-cell>
              <table:table-cell office:value-type="float" office:value="NaN">
                <text:p>NaN</text:p>
                <draw:g>
                  <svg:desc>Sheet1.C205:Sheet1.C214</svg:desc>
                </draw:g>
              </table:table-cell>
              <table:table-cell office:value-type="float" office:value="NaN">
                <text:p>NaN</text:p>
                <draw:g>
                  <svg:desc>Sheet1.D205:Sheet1.D214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1506">
                <text:p>0.011506</text:p>
              </table:table-cell>
              <table:table-cell office:value-type="float" office:value="10">
                <text:p>10</text:p>
              </table:table-cell>
              <table:table-cell office:value-type="float" office:value="0.575655">
                <text:p>0.575655</text:p>
              </table:table-cell>
              <table:table-cell office:value-type="float" office:value="10">
                <text:p>10</text:p>
              </table:table-cell>
              <table:table-cell office:value-type="float" office:value="0.746683">
                <text:p>0.746683</text:p>
              </table:table-cell>
              <table:table-cell office:value-type="float" office:value="10">
                <text:p>10</text:p>
              </table:table-cell>
              <table:table-cell office:value-type="float" office:value="1.106174">
                <text:p>1.106174</text:p>
              </table:table-cell>
              <table:table-cell office:value-type="float" office:value="10">
                <text:p>10</text:p>
              </table:table-cell>
              <table:table-cell office:value-type="float" office:value="1.633563">
                <text:p>1.633563</text:p>
              </table:table-cell>
              <table:table-cell office:value-type="float" office:value="10">
                <text:p>10</text:p>
              </table:table-cell>
              <table:table-cell office:value-type="float" office:value="3.275769">
                <text:p>3.275769</text:p>
              </table:table-cell>
              <table:table-cell office:value-type="float" office:value="10">
                <text:p>10</text:p>
              </table:table-cell>
              <table:table-cell office:value-type="float" office:value="7.024974">
                <text:p>7.024974</text:p>
              </table:table-cell>
              <table:table-cell office:value-type="float" office:value="10">
                <text:p>10</text:p>
              </table:table-cell>
              <table:table-cell office:value-type="float" office:value="8.407167">
                <text:p>8.407167</text:p>
              </table:table-cell>
              <table:table-cell office:value-type="float" office:value="10">
                <text:p>10</text:p>
              </table:table-cell>
              <table:table-cell office:value-type="float" office:value="11.321343">
                <text:p>11.321343</text:p>
              </table:table-cell>
              <table:table-cell office:value-type="float" office:value="10">
                <text:p>10</text:p>
              </table:table-cell>
              <table:table-cell office:value-type="float" office:value="15.175152">
                <text:p>15.17515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20927">
                <text:p>0.020927</text:p>
              </table:table-cell>
              <table:table-cell office:value-type="float" office:value="100">
                <text:p>100</text:p>
              </table:table-cell>
              <table:table-cell office:value-type="float" office:value="0.561619">
                <text:p>0.561619</text:p>
              </table:table-cell>
              <table:table-cell office:value-type="float" office:value="100">
                <text:p>100</text:p>
              </table:table-cell>
              <table:table-cell office:value-type="float" office:value="0.744257">
                <text:p>0.744257</text:p>
              </table:table-cell>
              <table:table-cell office:value-type="float" office:value="100">
                <text:p>100</text:p>
              </table:table-cell>
              <table:table-cell office:value-type="float" office:value="1.154751">
                <text:p>1.154751</text:p>
              </table:table-cell>
              <table:table-cell office:value-type="float" office:value="100">
                <text:p>100</text:p>
              </table:table-cell>
              <table:table-cell office:value-type="float" office:value="2.120821">
                <text:p>2.120821</text:p>
              </table:table-cell>
              <table:table-cell office:value-type="float" office:value="100">
                <text:p>100</text:p>
              </table:table-cell>
              <table:table-cell office:value-type="float" office:value="3.418769">
                <text:p>3.418769</text:p>
              </table:table-cell>
              <table:table-cell office:value-type="float" office:value="100">
                <text:p>100</text:p>
              </table:table-cell>
              <table:table-cell office:value-type="float" office:value="6.000551">
                <text:p>6.000551</text:p>
              </table:table-cell>
              <table:table-cell office:value-type="float" office:value="100">
                <text:p>100</text:p>
              </table:table-cell>
              <table:table-cell office:value-type="float" office:value="8.200649">
                <text:p>8.200649</text:p>
              </table:table-cell>
              <table:table-cell office:value-type="float" office:value="100">
                <text:p>100</text:p>
              </table:table-cell>
              <table:table-cell office:value-type="float" office:value="10.496452">
                <text:p>10.496452</text:p>
              </table:table-cell>
              <table:table-cell office:value-type="float" office:value="100">
                <text:p>100</text:p>
              </table:table-cell>
              <table:table-cell office:value-type="float" office:value="18.493922">
                <text:p>18.49392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55736">
                <text:p>0.055736</text:p>
              </table:table-cell>
              <table:table-cell office:value-type="float" office:value="1000">
                <text:p>1000</text:p>
              </table:table-cell>
              <table:table-cell office:value-type="float" office:value="0.706709">
                <text:p>0.706709</text:p>
              </table:table-cell>
              <table:table-cell office:value-type="float" office:value="1000">
                <text:p>1000</text:p>
              </table:table-cell>
              <table:table-cell office:value-type="float" office:value="0.769043">
                <text:p>0.769043</text:p>
              </table:table-cell>
              <table:table-cell office:value-type="float" office:value="1000">
                <text:p>1000</text:p>
              </table:table-cell>
              <table:table-cell office:value-type="float" office:value="1.344171">
                <text:p>1.344171</text:p>
              </table:table-cell>
              <table:table-cell office:value-type="float" office:value="1000">
                <text:p>1000</text:p>
              </table:table-cell>
              <table:table-cell office:value-type="float" office:value="1.471041">
                <text:p>1.471041</text:p>
              </table:table-cell>
              <table:table-cell office:value-type="float" office:value="1000">
                <text:p>1000</text:p>
              </table:table-cell>
              <table:table-cell office:value-type="float" office:value="5.0249">
                <text:p>5.0249</text:p>
              </table:table-cell>
              <table:table-cell office:value-type="float" office:value="1000">
                <text:p>1000</text:p>
              </table:table-cell>
              <table:table-cell office:value-type="float" office:value="4.876738">
                <text:p>4.876738</text:p>
              </table:table-cell>
              <table:table-cell office:value-type="float" office:value="1000">
                <text:p>1000</text:p>
              </table:table-cell>
              <table:table-cell office:value-type="float" office:value="10.381445">
                <text:p>10.381445</text:p>
              </table:table-cell>
              <table:table-cell office:value-type="float" office:value="1000">
                <text:p>1000</text:p>
              </table:table-cell>
              <table:table-cell office:value-type="float" office:value="12.413025">
                <text:p>12.413025</text:p>
              </table:table-cell>
              <table:table-cell office:value-type="float" office:value="1000">
                <text:p>1000</text:p>
              </table:table-cell>
              <table:table-cell office:value-type="float" office:value="20.475024">
                <text:p>20.475024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423065">
                <text:p>0.423065</text:p>
              </table:table-cell>
              <table:table-cell office:value-type="float" office:value="10000">
                <text:p>10000</text:p>
              </table:table-cell>
              <table:table-cell office:value-type="float" office:value="1.068021">
                <text:p>1.068021</text:p>
              </table:table-cell>
              <table:table-cell office:value-type="float" office:value="10000">
                <text:p>10000</text:p>
              </table:table-cell>
              <table:table-cell office:value-type="float" office:value="1.156995">
                <text:p>1.156995</text:p>
              </table:table-cell>
              <table:table-cell office:value-type="float" office:value="10000">
                <text:p>10000</text:p>
              </table:table-cell>
              <table:table-cell office:value-type="float" office:value="1.004026">
                <text:p>1.004026</text:p>
              </table:table-cell>
              <table:table-cell office:value-type="float" office:value="10000">
                <text:p>10000</text:p>
              </table:table-cell>
              <table:table-cell office:value-type="float" office:value="2.591969">
                <text:p>2.591969</text:p>
              </table:table-cell>
              <table:table-cell office:value-type="float" office:value="10000">
                <text:p>10000</text:p>
              </table:table-cell>
              <table:table-cell office:value-type="float" office:value="4.578689">
                <text:p>4.578689</text:p>
              </table:table-cell>
              <table:table-cell office:value-type="float" office:value="10000">
                <text:p>10000</text:p>
              </table:table-cell>
              <table:table-cell office:value-type="float" office:value="4.324526">
                <text:p>4.324526</text:p>
              </table:table-cell>
              <table:table-cell office:value-type="float" office:value="10000">
                <text:p>10000</text:p>
              </table:table-cell>
              <table:table-cell office:value-type="float" office:value="5.658923">
                <text:p>5.658923</text:p>
              </table:table-cell>
              <table:table-cell office:value-type="float" office:value="10000">
                <text:p>10000</text:p>
              </table:table-cell>
              <table:table-cell office:value-type="float" office:value="15.049889">
                <text:p>15.049889</text:p>
              </table:table-cell>
              <table:table-cell office:value-type="float" office:value="10000">
                <text:p>10000</text:p>
              </table:table-cell>
              <table:table-cell office:value-type="float" office:value="17.325252">
                <text:p>17.32525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.322648">
                <text:p>4.322648</text:p>
              </table:table-cell>
              <table:table-cell office:value-type="float" office:value="100000">
                <text:p>100000</text:p>
              </table:table-cell>
              <table:table-cell office:value-type="float" office:value="4.458407">
                <text:p>4.458407</text:p>
              </table:table-cell>
              <table:table-cell office:value-type="float" office:value="100000">
                <text:p>100000</text:p>
              </table:table-cell>
              <table:table-cell office:value-type="float" office:value="4.187064">
                <text:p>4.187064</text:p>
              </table:table-cell>
              <table:table-cell office:value-type="float" office:value="100000">
                <text:p>100000</text:p>
              </table:table-cell>
              <table:table-cell office:value-type="float" office:value="2.733635">
                <text:p>2.733635</text:p>
              </table:table-cell>
              <table:table-cell office:value-type="float" office:value="100000">
                <text:p>100000</text:p>
              </table:table-cell>
              <table:table-cell office:value-type="float" office:value="2.754888">
                <text:p>2.754888</text:p>
              </table:table-cell>
              <table:table-cell office:value-type="float" office:value="100000">
                <text:p>100000</text:p>
              </table:table-cell>
              <table:table-cell office:value-type="float" office:value="5.498912">
                <text:p>5.498912</text:p>
              </table:table-cell>
              <table:table-cell office:value-type="float" office:value="100000">
                <text:p>100000</text:p>
              </table:table-cell>
              <table:table-cell office:value-type="float" office:value="7.470024">
                <text:p>7.470024</text:p>
              </table:table-cell>
              <table:table-cell office:value-type="float" office:value="100000">
                <text:p>100000</text:p>
              </table:table-cell>
              <table:table-cell office:value-type="float" office:value="7.848981">
                <text:p>7.848981</text:p>
              </table:table-cell>
              <table:table-cell office:value-type="float" office:value="100000">
                <text:p>100000</text:p>
              </table:table-cell>
              <table:table-cell office:value-type="float" office:value="10.602417">
                <text:p>10.602417</text:p>
              </table:table-cell>
              <table:table-cell office:value-type="float" office:value="100000">
                <text:p>100000</text:p>
              </table:table-cell>
              <table:table-cell office:value-type="float" office:value="16.884899">
                <text:p>16.884899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51581">
                <text:p>15.451581</text:p>
              </table:table-cell>
              <table:table-cell office:value-type="float" office:value="1000000">
                <text:p>1000000</text:p>
              </table:table-cell>
              <table:table-cell office:value-type="float" office:value="19.962834">
                <text:p>19.962834</text:p>
              </table:table-cell>
              <table:table-cell office:value-type="float" office:value="1000000">
                <text:p>1000000</text:p>
              </table:table-cell>
              <table:table-cell office:value-type="float" office:value="17.92019">
                <text:p>17.92019</text:p>
              </table:table-cell>
              <table:table-cell office:value-type="float" office:value="1000000">
                <text:p>1000000</text:p>
              </table:table-cell>
              <table:table-cell office:value-type="float" office:value="18.505167">
                <text:p>18.505167</text:p>
              </table:table-cell>
              <table:table-cell office:value-type="float" office:value="1000000">
                <text:p>1000000</text:p>
              </table:table-cell>
              <table:table-cell office:value-type="float" office:value="17.355882">
                <text:p>17.355882</text:p>
              </table:table-cell>
              <table:table-cell office:value-type="float" office:value="1000000">
                <text:p>1000000</text:p>
              </table:table-cell>
              <table:table-cell office:value-type="float" office:value="9.83286">
                <text:p>9.83286</text:p>
              </table:table-cell>
              <table:table-cell office:value-type="float" office:value="1000000">
                <text:p>1000000</text:p>
              </table:table-cell>
              <table:table-cell office:value-type="float" office:value="10.026188">
                <text:p>10.026188</text:p>
              </table:table-cell>
              <table:table-cell office:value-type="float" office:value="1000000">
                <text:p>1000000</text:p>
              </table:table-cell>
              <table:table-cell office:value-type="float" office:value="17.031093">
                <text:p>17.031093</text:p>
              </table:table-cell>
              <table:table-cell office:value-type="float" office:value="1000000">
                <text:p>1000000</text:p>
              </table:table-cell>
              <table:table-cell office:value-type="float" office:value="15.476116">
                <text:p>15.476116</text:p>
              </table:table-cell>
              <table:table-cell office:value-type="float" office:value="1000000">
                <text:p>1000000</text:p>
              </table:table-cell>
              <table:table-cell office:value-type="float" office:value="19.788108">
                <text:p>19.788108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53.001741">
                <text:p>153.001741</text:p>
              </table:table-cell>
              <table:table-cell office:value-type="float" office:value="10000000">
                <text:p>10000000</text:p>
              </table:table-cell>
              <table:table-cell office:value-type="float" office:value="147.185447">
                <text:p>147.185447</text:p>
              </table:table-cell>
              <table:table-cell office:value-type="float" office:value="10000000">
                <text:p>10000000</text:p>
              </table:table-cell>
              <table:table-cell office:value-type="float" office:value="78.015012">
                <text:p>78.015012</text:p>
              </table:table-cell>
              <table:table-cell office:value-type="float" office:value="10000000">
                <text:p>10000000</text:p>
              </table:table-cell>
              <table:table-cell office:value-type="float" office:value="66.948728">
                <text:p>66.948728</text:p>
              </table:table-cell>
              <table:table-cell office:value-type="float" office:value="10000000">
                <text:p>10000000</text:p>
              </table:table-cell>
              <table:table-cell office:value-type="float" office:value="46.954322">
                <text:p>46.954322</text:p>
              </table:table-cell>
              <table:table-cell office:value-type="float" office:value="10000000">
                <text:p>10000000</text:p>
              </table:table-cell>
              <table:table-cell office:value-type="float" office:value="44.386325">
                <text:p>44.386325</text:p>
              </table:table-cell>
              <table:table-cell office:value-type="float" office:value="10000000">
                <text:p>10000000</text:p>
              </table:table-cell>
              <table:table-cell office:value-type="float" office:value="47.984154">
                <text:p>47.984154</text:p>
              </table:table-cell>
              <table:table-cell office:value-type="float" office:value="10000000">
                <text:p>10000000</text:p>
              </table:table-cell>
              <table:table-cell office:value-type="float" office:value="40.814041">
                <text:p>40.814041</text:p>
              </table:table-cell>
              <table:table-cell office:value-type="float" office:value="10000000">
                <text:p>10000000</text:p>
              </table:table-cell>
              <table:table-cell office:value-type="float" office:value="40.375995">
                <text:p>40.375995</text:p>
              </table:table-cell>
              <table:table-cell office:value-type="float" office:value="10000000">
                <text:p>10000000</text:p>
              </table:table-cell>
              <table:table-cell office:value-type="float" office:value="44.642749">
                <text:p>44.642749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1524.630224">
                <text:p>1524.63022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25.899855">
                <text:p>1425.899855</text:p>
              </table:table-cell>
              <table:table-cell office:value-type="float" office:value="100000000">
                <text:p>100000000</text:p>
              </table:table-cell>
              <table:table-cell office:value-type="float" office:value="761.776834">
                <text:p>761.776834</text:p>
              </table:table-cell>
              <table:table-cell office:value-type="float" office:value="100000000">
                <text:p>100000000</text:p>
              </table:table-cell>
              <table:table-cell office:value-type="float" office:value="609.80461">
                <text:p>609.80461</text:p>
              </table:table-cell>
              <table:table-cell office:value-type="float" office:value="100000000">
                <text:p>100000000</text:p>
              </table:table-cell>
              <table:table-cell office:value-type="float" office:value="340.786087">
                <text:p>340.786087</text:p>
              </table:table-cell>
              <table:table-cell office:value-type="float" office:value="100000000">
                <text:p>100000000</text:p>
              </table:table-cell>
              <table:table-cell office:value-type="float" office:value="347.03534">
                <text:p>347.03534</text:p>
              </table:table-cell>
              <table:table-cell office:value-type="float" office:value="100000000">
                <text:p>100000000</text:p>
              </table:table-cell>
              <table:table-cell office:value-type="float" office:value="334.622836">
                <text:p>334.622836</text:p>
              </table:table-cell>
              <table:table-cell office:value-type="float" office:value="100000000">
                <text:p>100000000</text:p>
              </table:table-cell>
              <table:table-cell office:value-type="float" office:value="330.407481">
                <text:p>330.407481</text:p>
              </table:table-cell>
              <table:table-cell office:value-type="float" office:value="100000000">
                <text:p>100000000</text:p>
              </table:table-cell>
              <table:table-cell office:value-type="float" office:value="321.91868">
                <text:p>321.91868</text:p>
              </table:table-cell>
              <table:table-cell office:value-type="float" office:value="100000000">
                <text:p>100000000</text:p>
              </table:table-cell>
              <table:table-cell office:value-type="float" office:value="323.470707">
                <text:p>323.470707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5480.090172">
                <text:p>15480.0901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219.451649">
                <text:p>14219.4516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365.487909">
                <text:p>8365.48790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853.74669">
                <text:p>5853.7466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2.557772">
                <text:p>3202.55777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1.70713">
                <text:p>3271.707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78.048968">
                <text:p>3278.04896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203.787837">
                <text:p>3203.7878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89.677579">
                <text:p>3189.67757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78.003115">
                <text:p>3178.00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ff950e" draw:fill-color="#ff950e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256 PThreads</text:p>
        </chart:title>
        <chart:legend chart:legend-position="end" svg:x="17.439cm" svg:y="5.154cm" style:legend-expansion="high" chart:style-name="ch3"/>
        <chart:plot-area chart:style-name="ch4" table:cell-range-address="Sheet1.D5:Sheet1.D5 Sheet1.C205:Sheet1.D214 Sheet1.A205:Sheet1.A205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205:Sheet1.D214" chart:label-cell-address="Sheet1.A205:Sheet1.A205" chart:class="chart:scatter">
            <chart:domain table:cell-range-address="Sheet1.C205:Sheet1.C214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256</text:p>
                <draw:g>
                  <svg:desc>Sheet1.A205:Sheet1.A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205:Sheet1.C214</svg:desc>
                </draw:g>
              </table:table-cell>
              <table:table-cell office:value-type="float" office:value="NaN">
                <text:p>NaN</text:p>
                <draw:g>
                  <svg:desc>Sheet1.D205:Sheet1.D214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.175152">
                <text:p>15.17515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8.493922">
                <text:p>18.49392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20.475024">
                <text:p>20.475024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7.325252">
                <text:p>17.32525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6.884899">
                <text:p>16.884899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9.788108">
                <text:p>19.788108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4.642749">
                <text:p>44.642749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23.470707">
                <text:p>323.470707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178.003115">
                <text:p>3178.00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4b1f6f" draw:fill-color="#4b1f6f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078cm" svg:y="0.352cm" chart:style-name="ch2">
          <text:p>Normalize Vector - 128 PThreads</text:p>
        </chart:title>
        <chart:legend chart:legend-position="end" svg:x="17.518cm" svg:y="5.154cm" style:legend-expansion="high" chart:style-name="ch3"/>
        <chart:plot-area chart:style-name="ch4" table:cell-range-address="Sheet1.D5:Sheet1.D5 Sheet1.C183:Sheet1.D192 Sheet1.A183:Sheet1.A183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183:Sheet1.D192" chart:label-cell-address="Sheet1.A183:Sheet1.A183" chart:class="chart:scatter">
            <chart:domain table:cell-range-address="Sheet1.C183:Sheet1.C19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128</text:p>
                <draw:g>
                  <svg:desc>Sheet1.A183:Sheet1.A1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183:Sheet1.C192</svg:desc>
                </draw:g>
              </table:table-cell>
              <table:table-cell office:value-type="float" office:value="NaN">
                <text:p>NaN</text:p>
                <draw:g>
                  <svg:desc>Sheet1.D183:Sheet1.D192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1.321343">
                <text:p>11.32134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.496452">
                <text:p>10.496452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2.413025">
                <text:p>12.41302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5.049889">
                <text:p>15.049889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0.602417">
                <text:p>10.602417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5.476116">
                <text:p>15.476116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0.375995">
                <text:p>40.375995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21.91868">
                <text:p>321.91868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189.677579">
                <text:p>3189.6775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Tahoma" style:font-style-name="Bold" fo:font-size="13.0750732421875pt" fo:font-weight="bold" style:font-size-asian="8.49879741668701pt" style:font-size-complex="8.4987974166870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84504365921021pt" style:font-size-asian="6.53753662109375pt" style:font-size-complex="6.53753662109375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6" style:family="chart">
      <style:chart-properties chart:auto-position="true" chart:scale-text="true" style:rotation-angle="0"/>
      <style:text-properties fo:font-size="7.84504365921021pt" style:font-size-asian="5.88378286361694pt" style:font-size-complex="5.8837828636169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true" chart:minimum="0.01" chart:origin="0" chart:reverse-direction="false" text:line-break="false" chart:axis-position="0"/>
      <style:graphic-properties svg:stroke-color="#b3b3b3"/>
      <style:text-properties fo:font-size="6.53753662109375pt" style:font-size-asian="6.53753662109375pt" style:font-size-complex="6.53753662109375pt"/>
    </style:style>
    <style:style style:name="ch9" style:family="chart">
      <style:chart-properties chart:scale-text="true" style:rotation-angle="90"/>
      <style:text-properties fo:font-size="7.84504365921021pt" style:font-size-asian="5.88378286361694pt" style:font-size-complex="5.88378286361694pt"/>
    </style:style>
    <style:style style:name="ch10" style:family="chart" style:data-style-name="N0">
      <style:chart-properties chart:scale-text="true" chart:display-label="true" chart:logarithmic="false" chart:reverse-direction="false" text:line-break="false" chart:visible="false" chart:axis-position="end"/>
      <style:graphic-properties svg:stroke-color="#b3b3b3"/>
      <style:text-properties fo:font-size="6.53753662109375pt" style:font-size-asian="6.53753662109375pt" style:font-size-complex="6.53753662109375pt"/>
    </style:style>
    <style:style style:name="ch11" style:family="chart" style:data-style-name="N0">
      <style:chart-properties chart:symbol-type="none" chart:scale-text="true"/>
      <style:graphic-properties svg:stroke-width="0.08cm" svg:stroke-color="#aecf00" draw:fill-color="#aecf00" dr3d:edge-rounding="5%"/>
      <style:text-properties fo:font-size="6.53753662109375pt" style:font-size-asian="6.53753662109375pt" style:font-size-complex="6.537536621093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56cm" svg:height="10.854cm" xlink:href=".." xlink:type="simple" chart:class="chart:scatter" chart:style-name="ch1">
        <chart:title svg:x="6.236cm" svg:y="0.352cm" chart:style-name="ch2">
          <text:p>Normalize Vector - 64 PThreads</text:p>
        </chart:title>
        <chart:legend chart:legend-position="end" svg:x="17.598cm" svg:y="5.154cm" style:legend-expansion="high" chart:style-name="ch3"/>
        <chart:plot-area chart:style-name="ch4" table:cell-range-address="Sheet1.D5:Sheet1.D5 Sheet1.C161:Sheet1.D170 Sheet1.A161:Sheet1.A161" chart:data-source-has-labels="both" svg:x="0.737cm" svg:y="1.465cm" svg:width="17.426cm" svg:height="8.4cm">
          <chartooo:coordinate-region svg:x="1.649cm" svg:y="1.611cm" svg:width="15.851cm" svg:height="7.713cm"/>
          <chart:axis chart:dimension="x" chart:name="primary-x" chart:style-name="ch5" chartooo:axis-type="auto">
            <chart:title svg:x="8.672cm" svg:y="9.998cm" chart:style-name="ch6">
              <text:p>Vector Size
</text:p>
            </chart:title>
            <chart:categories table:cell-range-address="Sheet1.D5:Sheet1.D5"/>
            <chart:grid chart:style-name="ch7" chart:class="major"/>
          </chart:axis>
          <chart:axis chart:dimension="y" chart:name="primary-y" chart:style-name="ch8">
            <chart:title svg:x="0.2cm" svg:y="6.232cm" chart:style-name="ch9">
              <text:p>Time(ms)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Sheet1.D161:Sheet1.D170" chart:label-cell-address="Sheet1.A161:Sheet1.A161" chart:class="chart:scatter">
            <chart:domain table:cell-range-address="Sheet1.C161:Sheet1.C170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threads – 64</text:p>
                <draw:g>
                  <svg:desc>Sheet1.A161:Sheet1.A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(ms)</text:p>
                <draw:g>
                  <svg:desc>Sheet1.D5:Sheet1.D5</svg:desc>
                </draw:g>
              </table:table-cell>
              <table:table-cell office:value-type="float" office:value="NaN">
                <text:p>NaN</text:p>
                <draw:g>
                  <svg:desc>Sheet1.C161:Sheet1.C170</svg:desc>
                </draw:g>
              </table:table-cell>
              <table:table-cell office:value-type="float" office:value="NaN">
                <text:p>NaN</text:p>
                <draw:g>
                  <svg:desc>Sheet1.D161:Sheet1.D170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.407167">
                <text:p>8.40716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8.200649">
                <text:p>8.200649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.381445">
                <text:p>10.38144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5.658923">
                <text:p>5.658923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7.848981">
                <text:p>7.848981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7.031093">
                <text:p>17.031093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40.814041">
                <text:p>40.814041</text:p>
              </table:table-cell>
            </table:table-row>
            <table:table-row>
              <table:table-cell office:value-type="string"/>
              <table:table-cell office:value-type="float" office:value="100000000">
                <text:p>100000000</text:p>
              </table:table-cell>
              <table:table-cell office:value-type="float" office:value="330.407481">
                <text:p>330.407481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203.787837">
                <text:p>3203.7878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